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F000000DFDB16D684671DD303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05" table:style-name="ta1">
        <table:shapes>
          <draw:frame draw:z-index="0" draw:style-name="gr1" draw:text-style-name="P1" svg:width="249.56pt" svg:height="208.54pt" svg:x="271.39pt" svg:y="15.82pt">
            <draw:object draw:notify-on-update-of-ranges="'005'.B2:'005'.B14 '005'.D2:'005'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tomic mass</text:p>
          </table:table-cell>
          <table:table-cell office:value-type="string" calcext:value-type="string">
            <text:p>heat cap (J/mol.K)</text:p>
          </table:table-cell>
          <table:table-cell office:value-type="string" calcext:value-type="string">
            <text:p>heat cap/k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office:value-type="float" office:value="31.998" calcext:value-type="float">
            <text:p>31.998</text:p>
          </table:table-cell>
          <table:table-cell office:value-type="float" office:value="22.75" calcext:value-type="float">
            <text:p>22.75</text:p>
          </table:table-cell>
          <table:table-cell table:formula="of:=[.C2]/(6.022E+023*1.381E-023)" office:value-type="float" office:value="2.73556457603799" calcext:value-type="float">
            <text:p>2.73556457603799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58.87632" calcext:value-type="float">
            <text:p>58.87632</text:p>
          </table:table-cell>
          <table:table-cell office:value-type="float" office:value="24.81" calcext:value-type="float">
            <text:p>24.81</text:p>
          </table:table-cell>
          <table:table-cell table:formula="of:=[.C3]/(6.022E+023*1.381E-023)" office:value-type="float" office:value="2.98326844534077" calcext:value-type="float">
            <text:p>2.98326844534077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55.83651" calcext:value-type="float">
            <text:p>55.83651</text:p>
          </table:table-cell>
          <table:table-cell office:value-type="float" office:value="25.1" calcext:value-type="float">
            <text:p>25.1</text:p>
          </table:table-cell>
          <table:table-cell table:formula="of:=[.C4]/(6.022E+023*1.381E-023)" office:value-type="float" office:value="3.01813937839796" calcext:value-type="float">
            <text:p>3.01813937839796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58.71633" calcext:value-type="float">
            <text:p>58.71633</text:p>
          </table:table-cell>
          <table:table-cell office:value-type="float" office:value="26.07" calcext:value-type="float">
            <text:p>26.07</text:p>
          </table:table-cell>
          <table:table-cell table:formula="of:=[.C5]/(6.022E+023*1.381E-023)" office:value-type="float" office:value="3.13477663724442" calcext:value-type="float">
            <text:p>3.13477663724442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63.51603" calcext:value-type="float">
            <text:p>63.51603</text:p>
          </table:table-cell>
          <table:table-cell office:value-type="float" office:value="24.44" calcext:value-type="float">
            <text:p>24.44</text:p>
          </table:table-cell>
          <table:table-cell table:formula="of:=[.C6]/(6.022E+023*1.381E-023)" office:value-type="float" office:value="2.93877794454367" calcext:value-type="float">
            <text:p>2.93877794454367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65.43591" calcext:value-type="float">
            <text:p>65.43591</text:p>
          </table:table-cell>
          <table:table-cell office:value-type="float" office:value="25.39" calcext:value-type="float">
            <text:p>25.39</text:p>
          </table:table-cell>
          <table:table-cell table:formula="of:=[.C7]/(6.022E+023*1.381E-023)" office:value-type="float" office:value="3.05301031145515" calcext:value-type="float">
            <text:p>3.05301031145515</text:p>
          </table:table-cell>
        </table:table-row>
        <table:table-row table:style-name="ro1">
          <table:table-cell office:value-type="string" calcext:value-type="string">
            <text:p>tellurium</text:p>
          </table:table-cell>
          <table:table-cell office:value-type="float" office:value="127.67202" calcext:value-type="float">
            <text:p>127.67202</text:p>
          </table:table-cell>
          <table:table-cell office:value-type="float" office:value="25.73" calcext:value-type="float">
            <text:p>25.73</text:p>
          </table:table-cell>
          <table:table-cell table:formula="of:=[.C8]/(6.022E+023*1.381E-023)" office:value-type="float" office:value="3.09389347434978" calcext:value-type="float">
            <text:p>3.09389347434978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107.83326" calcext:value-type="float">
            <text:p>107.83326</text:p>
          </table:table-cell>
          <table:table-cell office:value-type="float" office:value="25.35" calcext:value-type="float">
            <text:p>25.35</text:p>
          </table:table-cell>
          <table:table-cell table:formula="of:=[.C9]/(6.022E+023*1.381E-023)" office:value-type="float" office:value="3.04820052758519" calcext:value-type="float">
            <text:p>3.04820052758519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118.71258" calcext:value-type="float">
            <text:p>118.71258</text:p>
          </table:table-cell>
          <table:table-cell office:value-type="float" office:value="27.112" calcext:value-type="float">
            <text:p>27.112</text:p>
          </table:table-cell>
          <table:table-cell table:formula="of:=[.C10]/(6.022E+023*1.381E-023)" office:value-type="float" office:value="3.26007150705679" calcext:value-type="float">
            <text:p>3.26007150705679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office:value-type="float" office:value="195.02781" calcext:value-type="float">
            <text:p>195.02781</text:p>
          </table:table-cell>
          <table:table-cell office:value-type="float" office:value="25.86" calcext:value-type="float">
            <text:p>25.86</text:p>
          </table:table-cell>
          <table:table-cell table:formula="of:=[.C11]/(6.022E+023*1.381E-023)" office:value-type="float" office:value="3.10952527192714" calcext:value-type="float">
            <text:p>3.10952527192714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96.94769" calcext:value-type="float">
            <text:p>196.94769</text:p>
          </table:table-cell>
          <table:table-cell office:value-type="float" office:value="25.418" calcext:value-type="float">
            <text:p>25.418</text:p>
          </table:table-cell>
          <table:table-cell table:formula="of:=[.C12]/(6.022E+023*1.381E-023)" office:value-type="float" office:value="3.05637716016412" calcext:value-type="float">
            <text:p>3.05637716016412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207.18705" calcext:value-type="float">
            <text:p>207.18705</text:p>
          </table:table-cell>
          <table:table-cell office:value-type="float" office:value="26.65" calcext:value-type="float">
            <text:p>26.65</text:p>
          </table:table-cell>
          <table:table-cell table:formula="of:=[.C13]/(6.022E+023*1.381E-023)" office:value-type="float" office:value="3.20451850335879" calcext:value-type="float">
            <text:p>3.20451850335879</text:p>
          </table:table-cell>
        </table:table-row>
        <table:table-row table:style-name="ro1">
          <table:table-cell office:value-type="string" calcext:value-type="string">
            <text:p>bismuth</text:p>
          </table:table-cell>
          <table:table-cell office:value-type="float" office:value="208.94694" calcext:value-type="float">
            <text:p>208.94694</text:p>
          </table:table-cell>
          <table:table-cell office:value-type="float" office:value="25.52" calcext:value-type="float">
            <text:p>25.52</text:p>
          </table:table-cell>
          <table:table-cell table:formula="of:=[.C14]/(6.022E+023*1.381E-023)" office:value-type="float" office:value="3.06864210903251" calcext:value-type="float">
            <text:p>3.06864210903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 style:data-style-name="N2" text:time-value="14:08:14.020384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14:14:27.045203585</dc:date>
    <meta:editing-duration>PT14M</meta:editing-duration>
    <meta:editing-cycles>2</meta:editing-cycles>
    <meta:generator>LibreOffice/6.1.5.2$Linux_X86_64 LibreOffice_project/10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DB16D684671DD303.svm"/>
      </style:chart-properties>
    </style:style>
    <style:style style:name="ch3" style:family="chart" style:data-style-name="N0">
      <style:chart-properties chart:display-label="true" chart:tick-marks-minor-inner="false" chart:tick-marks-minor-outer="true" chart:logarithmic="false" chart:minimum="0" chart:maximum="220" chart:origin="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805cm" svg:height="7.358cm" xlink:href=".." xlink:type="simple" chart:class="chart:scatter" chart:style-name="ch1">
        <chart:plot-area chart:style-name="ch2" table:cell-range-address="'005'.B2:'005'.B14 '005'.D2:'005'.D14" svg:x="0.176cm" svg:y="0.147cm" svg:width="8.453cm" svg:height="7.064cm">
          <chartooo:coordinate-region svg:x="0.612cm" svg:y="0.346cm" svg:width="8.017cm" svg:height="6.218cm"/>
          <chart:axis chart:dimension="x" chart:name="primary-x" chart:style-name="ch3"/>
          <chart:axis chart:dimension="y" chart:name="primary-y" chart:style-name="ch4"/>
          <chart:series chart:style-name="ch5" chart:values-cell-range-address="'005'.D2:'005'.D14" chart:class="chart:scatter">
            <chart:domain table:cell-range-address="'005'.B2:'005'.B14"/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98">
                <text:p>31.998</text:p>
                <draw:g>
                  <svg:desc>'005'.B2:'005'.B14</svg:desc>
                </draw:g>
              </table:table-cell>
              <table:table-cell office:value-type="float" office:value="2.73556457603799">
                <text:p>2.73556457603799</text:p>
                <draw:g>
                  <svg:desc>'005'.D2:'005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87632">
                <text:p>58.87632</text:p>
              </table:table-cell>
              <table:table-cell office:value-type="float" office:value="2.98326844534077">
                <text:p>2.98326844534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.83651">
                <text:p>55.83651</text:p>
              </table:table-cell>
              <table:table-cell office:value-type="float" office:value="3.01813937839796">
                <text:p>3.01813937839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.71633">
                <text:p>58.71633</text:p>
              </table:table-cell>
              <table:table-cell office:value-type="float" office:value="3.13477663724442">
                <text:p>3.13477663724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51603">
                <text:p>63.51603</text:p>
              </table:table-cell>
              <table:table-cell office:value-type="float" office:value="2.93877794454367">
                <text:p>2.93877794454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43591">
                <text:p>65.43591</text:p>
              </table:table-cell>
              <table:table-cell office:value-type="float" office:value="3.05301031145515">
                <text:p>3.05301031145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.67202">
                <text:p>127.67202</text:p>
              </table:table-cell>
              <table:table-cell office:value-type="float" office:value="3.09389347434978">
                <text:p>3.09389347434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.83326">
                <text:p>107.83326</text:p>
              </table:table-cell>
              <table:table-cell office:value-type="float" office:value="3.04820052758519">
                <text:p>3.04820052758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.71258">
                <text:p>118.71258</text:p>
              </table:table-cell>
              <table:table-cell office:value-type="float" office:value="3.26007150705679">
                <text:p>3.260071507056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.02781">
                <text:p>195.02781</text:p>
              </table:table-cell>
              <table:table-cell office:value-type="float" office:value="3.10952527192714">
                <text:p>3.10952527192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.94769">
                <text:p>196.94769</text:p>
              </table:table-cell>
              <table:table-cell office:value-type="float" office:value="3.05637716016412">
                <text:p>3.05637716016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.18705">
                <text:p>207.18705</text:p>
              </table:table-cell>
              <table:table-cell office:value-type="float" office:value="3.20451850335879">
                <text:p>3.204518503358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8.94694">
                <text:p>208.94694</text:p>
              </table:table-cell>
              <table:table-cell office:value-type="float" office:value="3.06864210903251">
                <text:p>3.06864210903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